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ableTypeFilter.matchSuperClass( String sup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bleTypeFilter.match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bleTypeFilter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bleTypeFilter.matchInterface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ableTypeFilter.AssignableTypeFilter( Class &lt; ?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ableTypeFilter.matchTargetType( String typ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